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'Bitstream Vera Sans Mono', 'Courier New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.1043in" fo:margin-bottom="0.1043in" style:contextual-spacing="false" fo:padding="0in" fo:border="none"/>
      <style:text-properties fo:font-variant="normal" fo:text-transform="none" fo:color="#333333" style:font-name="Arial" fo:font-size="9.75pt" fo:letter-spacing="normal" fo:font-style="normal" fo:font-weight="normal" officeooo:rsid="001b875c" officeooo:paragraph-rsid="001d4162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2" style:family="paragraph" style:parent-style-name="Standard">
      <style:paragraph-properties fo:margin-top="0.1043in" fo:margin-bottom="0.1043in" style:contextual-spacing="false" fo:padding="0in" fo:border="none"/>
      <style:text-properties fo:font-variant="normal" fo:text-transform="none" fo:color="#333333" style:font-name="Arial" fo:font-size="9.75pt" fo:letter-spacing="normal" fo:font-style="normal" fo:font-weight="normal" officeooo:rsid="001b875c" officeooo:paragraph-rsid="001b875c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3" style:family="paragraph" style:parent-style-name="Text_20_body">
      <style:paragraph-properties fo:margin-top="0.1043in" fo:margin-bottom="0.1043in" style:contextual-spacing="false" fo:padding="0in" fo:border="none"/>
      <style:text-properties fo:font-variant="normal" fo:text-transform="none" fo:color="#333333" style:font-name="Arial" fo:font-size="9.75pt" fo:letter-spacing="normal" fo:font-style="normal" fo:font-weight="normal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4" style:family="paragraph" style:parent-style-name="Text_20_body">
      <style:paragraph-properties fo:margin-top="0.1043in" fo:margin-bottom="0.1043in" style:contextual-spacing="false" style:line-height-at-least="0.2083in" fo:padding="0in" fo:border="none"/>
      <style:text-properties fo:font-variant="normal" fo:text-transform="none" fo:color="#333333" style:font-name="Arial" fo:font-size="9.75pt" fo:letter-spacing="normal" fo:font-style="normal" fo:font-weight="normal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5" style:family="paragraph" style:parent-style-name="Table_20_Contents">
      <style:paragraph-properties fo:margin-top="0.1043in" fo:margin-bottom="0.1043in" style:contextual-spacing="false" fo:padding="0in" fo:border="none"/>
      <style:text-properties fo:font-variant="normal" fo:text-transform="none" fo:color="#333333" style:font-name="Arial" fo:font-size="9.75pt" fo:letter-spacing="normal" fo:font-style="normal" fo:font-weight="normal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6" style:family="paragraph" style:parent-style-name="Heading_20_1">
      <style:paragraph-properties fo:margin-top="0.1043in" fo:margin-bottom="0.1043in" style:contextual-spacing="false" fo:padding="0in" fo:border="none"/>
      <style:text-properties fo:font-variant="normal" fo:text-transform="none" fo:color="#333333" style:font-name="Arial" fo:font-size="9.75pt" fo:letter-spacing="normal" fo:font-style="normal" fo:font-weight="normal" officeooo:rsid="001d4162" officeooo:paragraph-rsid="001d4162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7" style:family="paragraph" style:parent-style-name="Preformatted_20_Text">
      <style:paragraph-properties fo:margin-top="0.1043in" fo:margin-bottom="0.1043in" style:contextual-spacing="false" fo:padding="0in" fo:border="none"/>
      <style:text-properties fo:font-variant="normal" fo:text-transform="none" fo:color="#333333" style:font-name="Arial" fo:font-size="9.75pt" fo:letter-spacing="normal" fo:font-style="normal" fo:font-weight="normal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.1043in" fo:margin-bottom="0.1043in" style:contextual-spacing="false" style:line-height-at-least="0.2083in" fo:text-indent="0in" style:auto-text-indent="false" fo:padding="0in" fo:border="none"/>
      <style:text-properties fo:font-variant="normal" fo:text-transform="none" fo:color="#333333" style:font-name="Arial" fo:font-size="9.75pt" fo:letter-spacing="normal" fo:font-style="normal" fo:font-weight="normal" officeooo:paragraph-rsid="0027e04c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.1043in" fo:margin-bottom="0.1043in" style:contextual-spacing="false" style:line-height-at-least="0.2083in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01d4162" officeooo:paragraph-rsid="001d4162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.1043in" fo:margin-bottom="0.1043in" style:contextual-spacing="false" style:line-height-at-least="0.2083in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02183fe" officeooo:paragraph-rsid="002183fe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11" style:family="paragraph" style:parent-style-name="Text_20_body" style:master-page-name="">
      <style:paragraph-properties fo:margin-left="0.0118in" fo:margin-right="0in" fo:margin-top="0.1043in" fo:margin-bottom="0.1043in" style:contextual-spacing="false" style:line-height-at-least="0.2083in" fo:text-indent="0in" style:auto-text-indent="false" style:page-number="auto" fo:padding="0in" fo:border="none"/>
      <style:text-properties fo:font-variant="normal" fo:text-transform="none" fo:color="#333333" style:font-name="Arial" fo:font-size="9.75pt" fo:letter-spacing="normal" fo:font-style="normal" fo:font-weight="normal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padding="0in" fo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padding="0in" fo:border="none"/>
      <style:text-properties officeooo:paragraph-rsid="003cb19a"/>
    </style:style>
    <style:style style:name="P14" style:family="paragraph" style:parent-style-name="Standard">
      <style:paragraph-properties fo:margin-top="0.1043in" fo:margin-bottom="0.1043in" style:contextual-spacing="false" fo:padding="0in" fo:border="none"/>
      <style:text-properties officeooo:paragraph-rsid="003cb19a"/>
    </style:style>
    <style:style style:name="P15" style:family="paragraph" style:parent-style-name="Heading_20_1">
      <style:paragraph-properties fo:margin-top="0.1043in" fo:margin-bottom="0.1043in" style:contextual-spacing="false" style:line-height-at-least="0.2083in" fo:padding="0in" fo:border="none"/>
      <style:text-properties fo:font-variant="normal" fo:text-transform="none" fo:color="#333333" style:font-name="Arial" fo:font-size="9.75pt" fo:letter-spacing="normal" fo:font-style="normal" fo:font-weight="bold" officeooo:rsid="0030df67" officeooo:paragraph-rsid="0030df67" style:font-name-asian="Arial" style:font-size-asian="9.75pt" style:font-style-asian="normal" style:font-weight-asian="bold" style:font-name-complex="Arial" style:font-size-complex="9.75pt" style:font-style-complex="normal" style:font-weight-complex="bold"/>
    </style:style>
    <style:style style:name="P16" style:family="paragraph" style:parent-style-name="Heading_20_1">
      <style:paragraph-properties fo:margin-top="0.1043in" fo:margin-bottom="0.1043in" style:contextual-spacing="false" fo:padding="0in" fo:border="none"/>
      <style:text-properties fo:font-size="12pt" officeooo:rsid="003900ad" officeooo:paragraph-rsid="003900ad" style:font-size-asian="12pt" style:font-size-complex="12pt"/>
    </style:style>
    <style:style style:name="P17" style:family="paragraph" style:parent-style-name="Text_20_body" style:list-style-name="L1">
      <style:paragraph-properties fo:margin-left="0in" fo:margin-right="0in" fo:margin-top="0.1043in" fo:margin-bottom="0.1043in" style:contextual-spacing="false" style:line-height-at-least="0.2083in" fo:text-indent="0in" style:auto-text-indent="false" fo:padding="0in" fo:border="none"/>
      <style:text-properties fo:font-variant="normal" fo:text-transform="none" fo:color="#333333" style:font-name="Arial" fo:font-size="9.75pt" fo:letter-spacing="normal" fo:font-style="normal" fo:font-weight="normal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18" style:family="paragraph" style:parent-style-name="Text_20_body" style:list-style-name="L2">
      <style:paragraph-properties fo:margin-left="0in" fo:margin-right="0in" fo:margin-top="0.1043in" fo:margin-bottom="0.1043in" style:contextual-spacing="false" style:line-height-at-least="0.2083in" fo:text-indent="0in" style:auto-text-indent="false" fo:padding="0in" fo:border="none"/>
      <style:text-properties fo:font-variant="normal" fo:text-transform="none" fo:color="#333333" style:font-name="Arial" fo:font-size="9.75pt" fo:letter-spacing="normal" fo:font-style="normal" fo:font-weight="normal" officeooo:rsid="0027e04c" officeooo:paragraph-rsid="0027e04c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19" style:family="paragraph" style:parent-style-name="Text_20_body">
      <style:paragraph-properties fo:margin-left="0in" fo:margin-right="0in" fo:margin-top="0.1043in" fo:margin-bottom="0.1043in" style:contextual-spacing="false" style:line-height-at-least="0.2083in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Arial" fo:font-size="10.5pt" fo:letter-spacing="normal" fo:font-style="normal" fo:font-weight="normal" officeooo:paragraph-rsid="0033417d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20" style:family="paragraph" style:parent-style-name="Text_20_body" style:list-style-name="L2">
      <style:paragraph-properties fo:margin-top="0.1043in" fo:margin-bottom="0.1043in" style:contextual-spacing="false" style:line-height-at-least="0.2083in" fo:padding="0in" fo:border="none"/>
      <style:text-properties fo:font-variant="normal" fo:text-transform="none" fo:color="#333333" style:font-name="Arial" fo:font-size="9.75pt" fo:letter-spacing="normal" fo:font-style="normal" fo:font-weight="normal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21" style:family="paragraph" style:parent-style-name="Text_20_body" style:list-style-name="L1">
      <style:paragraph-properties fo:margin-top="0.1043in" fo:margin-bottom="0.1043in" style:contextual-spacing="false" style:line-height-at-least="0.2083in" fo:padding="0in" fo:border="none"/>
      <style:text-properties fo:font-variant="normal" fo:text-transform="none" fo:color="#333333" style:font-name="Arial" fo:font-size="9.75pt" fo:letter-spacing="normal" fo:font-style="normal" fo:font-weight="normal" officeooo:rsid="00256bc3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22" style:family="paragraph" style:parent-style-name="Text_20_body" style:list-style-name="L2">
      <style:paragraph-properties fo:margin-top="0.1043in" fo:margin-bottom="0.1043in" style:contextual-spacing="false" style:line-height-at-least="0.2083in" fo:padding="0in" fo:border="none"/>
      <style:text-properties fo:font-variant="normal" fo:text-transform="none" fo:color="#333333" style:font-name="Arial" fo:font-size="9.75pt" fo:letter-spacing="normal" fo:font-style="normal" fo:font-weight="normal" officeooo:rsid="00290994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23" style:family="paragraph" style:parent-style-name="Text_20_body" style:list-style-name="L2">
      <style:paragraph-properties fo:margin-top="0.1043in" fo:margin-bottom="0.1043in" style:contextual-spacing="false" style:line-height-at-least="0.2083in" fo:padding="0in" fo:border="none"/>
      <style:text-properties fo:font-variant="normal" fo:text-transform="none" fo:color="#333333" style:font-name="Arial" fo:font-size="9.75pt" fo:letter-spacing="normal" fo:font-style="normal" fo:font-weight="normal" officeooo:rsid="002c0a89" officeooo:paragraph-rsid="002c0a89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24" style:family="paragraph" style:parent-style-name="Text_20_body" style:list-style-name="L2">
      <style:paragraph-properties fo:margin-top="0.1043in" fo:margin-bottom="0.1043in" style:contextual-spacing="false" style:line-height-at-least="0.2083in" fo:padding="0in" fo:border="none"/>
      <style:text-properties fo:font-variant="normal" fo:text-transform="none" fo:color="#333333" style:font-name="Arial" fo:font-size="9.75pt" fo:letter-spacing="normal" fo:font-style="normal" fo:font-weight="normal" officeooo:rsid="002d96a8" officeooo:paragraph-rsid="002d96a8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25" style:family="paragraph" style:parent-style-name="Text_20_body" style:list-style-name="L1">
      <style:paragraph-properties fo:margin-top="0.1043in" fo:margin-bottom="0.1043in" style:contextual-spacing="false" style:line-height-at-least="0.2083in" fo:padding="0in" fo:border="none"/>
      <style:text-properties fo:font-variant="normal" fo:text-transform="none" fo:color="#333333" style:font-name="Arial" fo:font-size="10.5pt" fo:letter-spacing="normal" fo:font-style="normal" fo:font-weight="normal" officeooo:rsid="00258ea0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26" style:family="paragraph" style:parent-style-name="Text_20_body" style:list-style-name="L1">
      <style:paragraph-properties fo:margin-top="0.1043in" fo:margin-bottom="0.1043in" style:contextual-spacing="false" style:line-height-at-least="0.2083in" fo:padding="0in" fo:border="none"/>
      <style:text-properties fo:font-variant="normal" fo:text-transform="none" fo:color="#333333" style:font-name="Arial" fo:font-size="10.5pt" fo:letter-spacing="normal" fo:font-style="normal" fo:font-weight="normal" officeooo:rsid="00261da1" officeooo:paragraph-rsid="00261da1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27" style:family="paragraph" style:parent-style-name="Text_20_body">
      <style:paragraph-properties fo:margin-top="0.1043in" fo:margin-bottom="0.1043in" style:contextual-spacing="false" fo:padding="0in" fo:border="none"/>
      <style:text-properties fo:font-size="12pt" officeooo:rsid="003ab64a" officeooo:paragraph-rsid="003ab64a" style:font-size-asian="12pt" style:font-size-complex="12pt"/>
    </style:style>
    <style:style style:name="P28" style:family="paragraph" style:parent-style-name="Text_20_body">
      <style:paragraph-properties fo:margin-top="0.1043in" fo:margin-bottom="0.1043in" style:contextual-spacing="false" fo:padding="0in" fo:border="none"/>
      <style:text-properties fo:font-size="12pt" officeooo:rsid="003ab64a" officeooo:paragraph-rsid="003ad904" style:font-size-asian="12pt" style:font-size-complex="12pt"/>
    </style:style>
    <style:style style:name="P29" style:family="paragraph" style:parent-style-name="Text_20_body">
      <style:paragraph-properties fo:margin-top="0.1043in" fo:margin-bottom="0.1043in" style:contextual-spacing="false" fo:padding="0in" fo:border="none"/>
      <style:text-properties fo:font-size="12pt" officeooo:rsid="003ad904" officeooo:paragraph-rsid="003ad904" style:font-size-asian="12pt" style:font-size-complex="12pt"/>
    </style:style>
    <style:style style:name="P30" style:family="paragraph" style:parent-style-name="Text_20_body">
      <style:paragraph-properties fo:margin-top="0.1043in" fo:margin-bottom="0.1043in" style:contextual-spacing="false" fo:padding="0in" fo:border="none"/>
      <style:text-properties fo:font-size="12pt" officeooo:rsid="003d4c8d" officeooo:paragraph-rsid="003e18a7" style:font-size-asian="12pt" style:font-size-complex="12pt"/>
    </style:style>
    <style:style style:name="P31" style:family="paragraph" style:parent-style-name="Text_20_body">
      <style:paragraph-properties fo:margin-top="0.1043in" fo:margin-bottom="0.1043in" style:contextual-spacing="false" fo:padding="0in" fo:border="none"/>
      <style:text-properties fo:font-size="12pt" officeooo:rsid="0040559d" officeooo:paragraph-rsid="0040559d" style:font-size-asian="12pt" style:font-size-complex="12pt"/>
    </style:style>
    <style:style style:name="P32" style:family="paragraph" style:parent-style-name="Text_20_body">
      <style:paragraph-properties fo:margin-top="0.1043in" fo:margin-bottom="0.1043in" style:contextual-spacing="false" fo:padding="0in" fo:border="none"/>
      <style:text-properties fo:font-size="12pt" officeooo:rsid="0041dc32" officeooo:paragraph-rsid="0041dc32" style:font-size-asian="12pt" style:font-size-complex="12pt"/>
    </style:style>
    <style:style style:name="P33" style:family="paragraph" style:parent-style-name="Text_20_body">
      <style:paragraph-properties fo:margin-top="0.1043in" fo:margin-bottom="0.1043in" style:contextual-spacing="false" fo:padding="0in" fo:border="none"/>
      <style:text-properties fo:font-size="12pt" officeooo:rsid="00425e84" officeooo:paragraph-rsid="00425e84" style:font-size-asian="12pt" style:font-size-complex="12pt"/>
    </style:style>
    <style:style style:name="P34" style:family="paragraph" style:parent-style-name="Text_20_body">
      <style:paragraph-properties fo:margin-top="0.1043in" fo:margin-bottom="0.1043in" style:contextual-spacing="false" fo:padding="0in" fo:border="none"/>
      <style:text-properties fo:font-size="12pt" officeooo:rsid="00445e61" officeooo:paragraph-rsid="00445e61" style:font-size-asian="12pt" style:font-size-complex="12pt"/>
    </style:style>
    <style:style style:name="P35" style:family="paragraph" style:parent-style-name="Text_20_body">
      <style:paragraph-properties fo:margin-top="0.1043in" fo:margin-bottom="0.1043in" style:contextual-spacing="false" fo:padding="0in" fo:border="none"/>
      <style:text-properties fo:font-size="12pt" officeooo:rsid="00454e24" officeooo:paragraph-rsid="00454e24" style:font-size-asian="12pt" style:font-size-complex="12pt"/>
    </style:style>
    <style:style style:name="P36" style:family="paragraph" style:parent-style-name="Text_20_body">
      <style:paragraph-properties fo:margin-top="0.1043in" fo:margin-bottom="0.1043in" style:contextual-spacing="false" fo:padding="0in" fo:border="none"/>
      <style:text-properties fo:font-size="12pt" fo:font-weight="bold" officeooo:rsid="003d4c8d" officeooo:paragraph-rsid="003d4c8d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top="0.1043in" fo:margin-bottom="0.1043in" style:contextual-spacing="false" fo:padding="0in" fo:border="none"/>
      <style:text-properties officeooo:paragraph-rsid="003cb19a"/>
    </style:style>
    <style:style style:name="P38" style:family="paragraph" style:parent-style-name="Table_20_Contents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padding="0in" fo:border="none"/>
      <style:text-properties officeooo:paragraph-rsid="003f6d1a"/>
    </style:style>
    <style:style style:name="P39" style:family="paragraph" style:parent-style-name="Table_20_Contents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padding="0in" fo:border="none"/>
      <style:text-properties fo:font-size="12pt" officeooo:rsid="003d4c8d" officeooo:paragraph-rsid="003f6d1a" style:font-size-asian="12pt" style:font-size-complex="12pt"/>
    </style:style>
    <style:style style:name="P40" style:family="paragraph" style:parent-style-name="Heading_20_3">
      <style:paragraph-properties fo:margin-top="0.1043in" fo:margin-bottom="0.1043in" style:contextual-spacing="false" fo:padding="0in" fo:border="none"/>
      <style:text-properties fo:font-variant="normal" fo:text-transform="none" fo:color="#000000" style:font-name="Arial" fo:font-size="12pt" fo:letter-spacing="normal" fo:font-style="normal" officeooo:rsid="003b323e" officeooo:paragraph-rsid="003b323e" style:font-size-asian="12pt" style:font-size-complex="12pt"/>
    </style:style>
    <style:style style:name="T1" style:family="text">
      <style:text-properties officeooo:rsid="001d4162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 officeooo:rsid="001d4162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officeooo:rsid="0021e62e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normal" officeooo:rsid="002535b5"/>
    </style:style>
    <style:style style:name="T5" style:family="text">
      <style:text-properties fo:font-variant="normal" fo:text-transform="none" fo:color="#333333" style:font-name="Arial" fo:font-size="10.5pt" fo:letter-spacing="normal" fo:font-weight="normal"/>
    </style:style>
    <style:style style:name="T6" style:family="text">
      <style:text-properties fo:font-variant="normal" fo:text-transform="none" fo:color="#333333" style:font-name="Arial" fo:font-size="10.5pt" fo:letter-spacing="normal" fo:font-weight="normal" officeooo:rsid="003bd55a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officeooo:rsid="003bd55a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font-style="normal" officeooo:rsid="003cb19a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font-style="normal" officeooo:rsid="003e18a7" style:font-size-asian="12pt" style:font-size-complex="12pt"/>
    </style:style>
    <style:style style:name="T10" style:family="text">
      <style:text-properties fo:font-variant="normal" fo:text-transform="none" fo:color="#000000" style:font-name="Arial" fo:letter-spacing="normal" fo:font-style="normal" officeooo:rsid="003bd55a"/>
    </style:style>
    <style:style style:name="T11" style:family="text">
      <style:text-properties fo:font-variant="normal" fo:text-transform="none" fo:color="#000000" style:font-name="Arial" fo:letter-spacing="normal" fo:font-style="normal" officeooo:rsid="003e18a7"/>
    </style:style>
    <style:style style:name="T12" style:family="text">
      <style:text-properties fo:font-variant="normal" fo:text-transform="none" fo:color="#000000" style:font-name="Consolas" fo:font-size="10.5pt" fo:letter-spacing="normal" fo:font-style="normal" fo:font-weight="normal" fo:background-color="#ffffff"/>
    </style:style>
    <style:style style:name="T13" style:family="text">
      <style:text-properties fo:font-variant="normal" fo:text-transform="none" fo:color="#000000" style:font-name="Consolas" fo:font-size="10.5pt" fo:letter-spacing="normal" fo:font-style="normal" fo:font-weight="normal" officeooo:rsid="003bd55a" fo:background-color="#ffffff" style:font-size-asian="12pt" style:font-size-complex="12pt"/>
    </style:style>
    <style:style style:name="T14" style:family="text">
      <style:text-properties fo:font-variant="normal" fo:text-transform="none" fo:color="#000000" style:font-name="Consolas" fo:font-size="10.5pt" fo:letter-spacing="normal" fo:font-style="normal" fo:font-weight="normal" officeooo:rsid="003cb19a" fo:background-color="#ffffff"/>
    </style:style>
    <style:style style:name="T15" style:family="text">
      <style:text-properties fo:font-variant="normal" fo:text-transform="none" fo:color="#000000" style:font-name="Consolas" fo:font-size="10.5pt" fo:font-style="normal" fo:font-weight="normal" fo:background-color="#ffffff"/>
    </style:style>
    <style:style style:name="T16" style:family="text">
      <style:text-properties fo:font-variant="normal" fo:text-transform="none" fo:color="#000000" style:font-name="Consolas" fo:font-size="10.5pt" fo:font-style="normal" fo:font-weight="normal" officeooo:rsid="003f6d1a" fo:background-color="#ffffff"/>
    </style:style>
    <style:style style:name="T17" style:family="text">
      <style:text-properties fo:color="#333333"/>
    </style:style>
    <style:style style:name="T18" style:family="text">
      <style:text-properties officeooo:rsid="0024f133"/>
    </style:style>
    <style:style style:name="T19" style:family="text">
      <style:text-properties officeooo:rsid="002885b7"/>
    </style:style>
    <style:style style:name="T20" style:family="text">
      <style:text-properties officeooo:rsid="002896c9"/>
    </style:style>
    <style:style style:name="T21" style:family="text">
      <style:text-properties fo:color="#0086b3"/>
    </style:style>
    <style:style style:name="T22" style:family="text">
      <style:text-properties fo:color="#dd1144"/>
    </style:style>
    <style:style style:name="T23" style:family="text">
      <style:text-properties fo:font-weight="bold"/>
    </style:style>
    <style:style style:name="T24" style:family="text">
      <style:text-properties officeooo:rsid="0036a5b5"/>
    </style:style>
    <style:style style:name="T25" style:family="text">
      <style:text-properties officeooo:rsid="0033417d"/>
    </style:style>
    <style:style style:name="T26" style:family="text">
      <style:text-properties officeooo:rsid="003ad90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AR<text:span text:style-name="T1">(</text:span><text:span text:style-name="T2">SonarQube</text:span><text:span text:style-name="T1">)</text:span></text:p>
      <text:p text:style-name="P2"/>
      <text:h text:style-name="P6" text:outline-level="1">Gereksinimler</text:h>
      <text:p text:style-name="P9">Java nın makine de yüklü olduğundan emin olunmalıdır.</text:p>
      <text:p text:style-name="P9"><draw:frame draw:style-name="fr1" draw:name="graphics1" text:anchor-type="as-char" svg:width="4.6689in" svg:height="3.1472in" draw:z-index="0"><draw:image xlink:href="http://docs.codehaus.org/download/attachments/113541598/technical-architecture.png?version=1&amp;modificationDate=1375264406542&amp;api=v2&amp;effects=drop-shadow" xlink:type="simple" xlink:show="embed" xlink:actuate="onLoad"/></draw:frame></text:p>
      <text:p text:style-name="P9"/>
      <text:p text:style-name="P10">SonarQube platformu 3 ana bileşenden oluşur.</text:p>
      <text:list xml:id="list2965286772808790724" text:style-name="L1">
        <text:list-item>
          <text:p text:style-name="P17"><text:span text:style-name="T3">Depolama için kullanılacak bir veritabanı, </text:span><text:span text:style-name="T4">veritabanında;</text:span></text:p>
          <text:list>
            <text:list-item>
              <text:p text:style-name="P17"><text:span text:style-name="T18">SonarQube Ayaraları</text:span>(security, plugins settings, etc.)</text:p>
            </text:list-item>
            <text:list-item>
              <text:p text:style-name="P21">Projenin ile ilgili snapshot, vewler vs.</text:p>
            </text:list-item>
          </text:list>
        </text:list-item>
        <text:list-item>
          <text:p text:style-name="P25">SonarQube u yapılandırmak ve snapshotları görüntülemek için Web Server</text:p>
        </text:list-item>
        <text:list-item>
          <text:p text:style-name="P26">Projenin analizini sağlayacak bir veya daha fazla analyzer.</text:p>
        </text:list-item>
      </text:list>
      <text:p text:style-name="P11">Not<text:span text:style-name="T19">lar:</text:span></text:p>
      <text:list xml:id="list7554107074640408879" text:style-name="L2">
        <text:list-item>
          <text:p text:style-name="P18">SonarQube platformu 1 webserver ve 1 veritabanından fazlasını içeremez.</text:p>
        </text:list-item>
      </text:list>
      <text:p text:style-name="P8"/>
      <text:list xml:id="list181253968155412" text:continue-numbering="true" text:style-name="L2">
        <text:list-item>
          <text:p text:style-name="P20"><text:span text:style-name="T20">Optimum performans için herbir bileşen </text:span>(Database, Web Server, Analyzers) <text:span text:style-name="T20">tek ayrı birer makine üzerinde kurulu olmalıdır.</text:span></text:p>
        </text:list-item>
      </text:list>
      <text:p text:style-name="P4"/>
      <text:list xml:id="list181254473516908" text:continue-numbering="true" text:style-name="L2">
        <text:list-item>
          <text:p text:style-name="P22"><text:soft-page-break/>Veritabanı ve Analyzerler aynı network üzerinde olmalıdır.</text:p>
        </text:list-item>
        <text:list-item>
          <text:p text:style-name="P23">Veritabanı ve Analyzerler aynı makine üzerine kurulu olamaz.</text:p>
        </text:list-item>
        <text:list-item>
          <text:p text:style-name="P24">Bütün makinler birbiri ile senkronize olmalıdır.</text:p>
        </text:list-item>
      </text:list>
      <text:p text:style-name="P4"/>
      <text:h text:style-name="P15" text:outline-level="1">Veritabanı Kurulumu</text:h>
      <text:p text:style-name="P19"><text:span text:style-name="T25">Veri tabanı charset UTF-8 <text:s/>ve dili "English" olmalıdır.</text:span></text:p>
      <text:p text:style-name="P3"><text:span text:style-name="T24">MySql için örnek Scriptler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23">#</text:span> <text:span text:style-name="T23">Create</text:span> <text:span text:style-name="T17">SonarQube</text:span> <text:span text:style-name="T23">database</text:span> <text:span text:style-name="T23">and</text:span> <text:span text:style-name="T23">user</text:span>.</text:p>
            <text:section text:style-name="Sect1" text:name="LC2">
              <text:p text:style-name="P7">#</text:p>
            </text:section>
            <text:section text:style-name="Sect1" text:name="LC3">
              <text:p text:style-name="P7"><text:span text:style-name="T23">#</text:span> <text:span text:style-name="T17">Command</text:span>: <text:span text:style-name="T17">mysql</text:span> <text:span text:style-name="T23">-</text:span><text:span text:style-name="T17">u</text:span> <text:span text:style-name="T17">root</text:span> <text:span text:style-name="T23">-</text:span><text:span text:style-name="T17">p</text:span> <text:span text:style-name="T23">&lt;</text:span> <text:span text:style-name="T17">create_database</text:span>.<text:span text:style-name="T23">sql</text:span></text:p>
            </text:section>
            <text:section text:style-name="Sect1" text:name="LC4">
              <text:p text:style-name="P7">#</text:p>
            </text:section>
            <text:section text:style-name="Sect1" text:name="LC5">
              <text:p text:style-name="P7"/>
            </text:section>
            <text:section text:style-name="Sect1" text:name="LC6">
              <text:p text:style-name="P7"><text:span text:style-name="T23">CREATE</text:span> <text:span text:style-name="T23">DATABASE</text:span> <text:span text:style-name="T17">sonar</text:span> <text:span text:style-name="T21">CHARACTER</text:span> <text:span text:style-name="T23">SET</text:span> <text:span text:style-name="T17">utf8</text:span> <text:span text:style-name="T23">COLLATE</text:span> <text:span text:style-name="T17">utf8_general_ci</text:span>;</text:p>
            </text:section>
            <text:section text:style-name="Sect1" text:name="LC7">
              <text:p text:style-name="P7"/>
            </text:section>
            <text:section text:style-name="Sect1" text:name="LC8">
              <text:p text:style-name="P7"><text:span text:style-name="T23">CREATE</text:span> <text:span text:style-name="T23">USER</text:span> <text:span text:style-name="T22">'sonar'</text:span> <text:span text:style-name="T17">IDENTIFIED</text:span> <text:span text:style-name="T23">BY</text:span> <text:span text:style-name="T22">'sonar'</text:span>;</text:p>
            </text:section>
            <text:section text:style-name="Sect1" text:name="LC9">
              <text:p text:style-name="P7"><text:span text:style-name="T23">GRANT</text:span> <text:span text:style-name="T23">ALL</text:span> <text:span text:style-name="T23">ON</text:span> <text:span text:style-name="T17">sonar</text:span>.<text:span text:style-name="T23">*</text:span> <text:span text:style-name="T23">TO</text:span> <text:span text:style-name="T22">'sonar'</text:span><text:span text:style-name="T23">@</text:span><text:span text:style-name="T22">'%'</text:span> <text:span text:style-name="T17">IDENTIFIED</text:span> <text:span text:style-name="T23">BY</text:span> <text:span text:style-name="T22">'sonar'</text:span>;</text:p>
            </text:section>
            <text:section text:style-name="Sect1" text:name="LC10">
              <text:p text:style-name="P7"><text:span text:style-name="T23">GRANT</text:span> <text:span text:style-name="T23">ALL</text:span> <text:span text:style-name="T23">ON</text:span> <text:span text:style-name="T17">sonar</text:span>.<text:span text:style-name="T23">*</text:span> <text:span text:style-name="T23">TO</text:span> <text:span text:style-name="T22">'sonar'</text:span><text:span text:style-name="T23">@</text:span><text:span text:style-name="T22">'localhost'</text:span> <text:span text:style-name="T17">IDENTIFIED</text:span> <text:span text:style-name="T23">BY</text:span> <text:span text:style-name="T22">'sonar'</text:span>;</text:p>
            </text:section>
            <text:section text:style-name="Sect1" text:name="LC11">
              <text:p text:style-name="P7"><text:span text:style-name="T17">FLUSH</text:span> <text:span text:style-name="T23">PRIVILEGES</text:span>;</text:p>
            </text:section>
            <text:p text:style-name="P5"/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23">#</text:span> <text:span text:style-name="T23">Drop</text:span> <text:span text:style-name="T17">SonarQube</text:span> <text:span text:style-name="T23">database</text:span> <text:span text:style-name="T23">and</text:span> <text:span text:style-name="T23">user</text:span>.</text:p>
            <text:section text:style-name="Sect1" text:name="Section1">
              <text:p text:style-name="P7"><text:bookmark text:name="LC2"/>#</text:p>
            </text:section>
            <text:section text:style-name="Sect1" text:name="Section2">
              <text:p text:style-name="P7"><text:bookmark text:name="LC3"/><text:span text:style-name="T23">#</text:span> <text:span text:style-name="T17">Command</text:span>: <text:span text:style-name="T17">mysql</text:span> <text:span text:style-name="T23">-</text:span><text:span text:style-name="T17">u</text:span> <text:span text:style-name="T17">root</text:span> <text:span text:style-name="T23">-</text:span><text:span text:style-name="T17">p</text:span> <text:span text:style-name="T23">&lt;</text:span> <text:span text:style-name="T17">drop_database</text:span>.<text:span text:style-name="T23">sql</text:span></text:p>
            </text:section>
            <text:section text:style-name="Sect1" text:name="Section3">
              <text:p text:style-name="P7"><text:bookmark text:name="LC4"/>#</text:p>
            </text:section>
            <text:section text:style-name="Sect1" text:name="Section4">
              <text:p text:style-name="P7"><text:bookmark text:name="LC5"/></text:p>
            </text:section>
            <text:section text:style-name="Sect1" text:name="Section5">
              <text:p text:style-name="P7"><text:bookmark text:name="LC6"/><text:span text:style-name="T23">DROP</text:span> <text:span text:style-name="T23">DATABASE</text:span> <text:span text:style-name="T17">IF</text:span> <text:span text:style-name="T23">EXISTS</text:span> <text:span text:style-name="T17">sonar</text:span>;</text:p>
            </text:section>
            <text:section text:style-name="Sect1" text:name="Section6">
              <text:p text:style-name="P7"><text:bookmark text:name="LC7"/><text:span text:style-name="T23">DROP</text:span> <text:span text:style-name="T23">USER</text:span> <text:span text:style-name="T22">'sonar'</text:span><text:span text:style-name="T23">@</text:span><text:span text:style-name="T22">'localhost'</text:span>;</text:p>
            </text:section>
            <text:section text:style-name="Sect1" text:name="Section7">
              <text:p text:style-name="P7"><text:bookmark text:name="LC8"/><text:span text:style-name="T23">DROP</text:span> <text:span text:style-name="T23">USER</text:span> <text:span text:style-name="T22">'sonar'</text:span><text:span text:style-name="T23">@</text:span><text:span text:style-name="T22">'%'</text:span>;</text:p>
            </text:section>
            <text:p text:style-name="P5"/>
          </table:table-cell>
        </table:table-row>
      </table:table>
      <text:p text:style-name="P2"/>
      <text:h text:style-name="P16" text:outline-level="1">WebServer Kurulumu</text:h>
      <text:p text:style-name="P27">wget /usr/local/http://dist.sonar.codehaus.org/sonarqube-4.1.2.zip</text:p>
      <text:p text:style-name="P27">cd /usr/local</text:p>
      <text:p text:style-name="P27">sudo tar -xvf /sonarqube-4.1.2.zip</text:p>
      <text:p text:style-name="P27">sudo mv sonarqube-4.1.2.zip sonarqube</text:p>
      <text:p text:style-name="P27">sudo chmod ugo+x sonarqube</text:p>
      <text:p text:style-name="P27"/>
      <text:p text:style-name="P27"/>
      <text:p text:style-name="P27"><text:soft-page-break/><text:s/></text:p>
      <text:p text:style-name="P29">wget /usr/local <text:a xlink:type="simple" xlink:href="http://repo1.maven.org/maven2/org/codehaus/sonar/runner/sonar-runner-dist/2.3/sonar-runner-dist-2.3.zip">http://repo1.maven.org/maven2/org/codehaus/sonar/runner/sonar-runner-dist/2.3/sonar-runner-dist-2.3.zip</text:a></text:p>
      <text:p text:style-name="P28">cd /usr/local</text:p>
      <text:p text:style-name="P28">sudo tar -xvf /sonar-<text:span text:style-name="T26">runner-dist-2.tar.gz</text:span></text:p>
      <text:p text:style-name="P28">sudo mv sonarqube-4.1.2.zip sonar-<text:span text:style-name="T26">runner</text:span></text:p>
      <text:p text:style-name="P28">sudo chmod ugo+x sonar-<text:span text:style-name="T26">runner</text:span></text:p>
      <text:h text:style-name="P40" text:outline-level="3">Veritabanın erişimin Ayarlanması</text:h>
      <text:p text:style-name="P37"><text:span text:style-name="T9">s</text:span><text:span text:style-name="T7">udo vim /usr/local/sonar/</text:span><text:span text:style-name="Emphasis"><text:span text:style-name="T5">/conf/sonar.properties</text:span></text:span></text:p>
      <text:p text:style-name="P14"><text:span text:style-name="Emphasis"><text:span text:style-name="Source_20_Text"><text:span text:style-name="T13">sonar.jdbc.username=sonarqube</text:span></text:span></text:span></text:p>
      <text:p text:style-name="P12"><text:span text:style-name="Source_20_Text"><text:span text:style-name="T12">sonar.jdbc.password=mypassword</text:span></text:span></text:p>
      <text:p text:style-name="P12"><text:span text:style-name="Source_20_Text"><text:span text:style-name="T12"/></text:span></text:p>
      <text:p text:style-name="P13"><text:span text:style-name="Source_20_Text"><text:span text:style-name="T14">ve </text:span></text:span></text:p>
      <text:p text:style-name="P37"><text:span text:style-name="T7"><text:s/></text:span><text:span text:style-name="T8">yorum satırı içerisinde bulunan mysql ile ilgili ayarı aktif ediyoruz.</text:span></text:p>
      <text:p text:style-name="P36">Web Server Ayarları</text:p>
      <text:p text:style-name="P30"><text:span text:style-name="T11">s</text:span><text:span text:style-name="T10">udo vim /usr/local/sonar/</text:span><text:span text:style-name="Emphasis"><text:span text:style-name="T5">/conf/sonar.properties </text:span></text:span></text:p>
      <text:p text:style-name="P38"><text:span text:style-name="Source_20_Text"><text:span text:style-name="T15">sonar.web.host=1</text:span></text:span><text:span text:style-name="Source_20_Text"><text:span text:style-name="T16">27</text:span></text:span><text:span text:style-name="Source_20_Text"><text:span text:style-name="T15">.0.</text:span></text:span><text:span text:style-name="Source_20_Text"><text:span text:style-name="T16">0.</text:span></text:span><text:span text:style-name="Source_20_Text"><text:span text:style-name="T15">1</text:span></text:span></text:p>
      <text:p text:style-name="P39"><text:span text:style-name="Source_20_Text"><text:span text:style-name="T12">sonar.web.context=/sonar</text:span></text:span></text:p>
      <text:p text:style-name="P31">(varsayılan portu 9000 dir.)</text:p>
      <text:p text:style-name="P32">Örnek projeler:</text:p>
      <text:p text:style-name="P32">wget ~/Desktop <text:a xlink:type="simple" xlink:href="https://github.com/SonarSource/sonar-examples/zipball/master">https://github.com/SonarSource/sonar-examples/zipball/master</text:a> <text:s text:c="2"/></text:p>
      <text:p text:style-name="P33">arşivden örnekleri çıkar.</text:p>
      <text:p text:style-name="P34">Çıkarılan dosyanın ana dizinine gidilir ve:</text:p>
      <text:p text:style-name="P34">cd projects/languages/java/ant/java-ant-simple/ </text:p>
      <text:p text:style-name="P34">ant sonar</text:p>
      <text:p text:style-name="P35">Browserdan localhost:9000 adresinden sonuçlar gözlemlenir.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'Bitstream Vera Sans Mono', 'Courier New', Courier, monospace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28T09:31:37.483555649</meta:creation-date>
    <dc:date>2014-02-28T18:12:53.778974446</dc:date>
    <dc:creator>sertac </dc:creator>
    <meta:editing-duration>PT33M28S</meta:editing-duration>
    <meta:editing-cycles>42</meta:editing-cycles>
    <meta:generator>LibreOffice/4.1.3.2$Linux_X86_64 LibreOffice_project/410m0$Build-2</meta:generator>
    <meta:document-statistic meta:table-count="2" meta:image-count="1" meta:object-count="0" meta:page-count="3" meta:paragraph-count="65" meta:word-count="287" meta:character-count="2456" meta:non-whitespace-character-count="2233"/>
  </office:meta>
</office:document-meta>
</file>